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o stretchy="false">∂</mo>
        <mrow>
          <mo stretchy="false">∂</mo>
          <mi>B</mi>
        </mrow>
      </mfrac>
      <mi>f</mi>
      <mrow>
        <mo stretchy="false">(</mo>
        <mrow>
          <mi>A</mi>
          <mi>,</mi>
          <mi>B</mi>
          <mi>,</mi>
          <mi>C</mi>
          <mi>,</mi>
          <mo stretchy="false">…</mo>
        </mrow>
        <mo stretchy="false">)</mo>
      </mrow>
      <mrow>
        <mi/>
        <mo stretchy="false">=</mo>
        <mi/>
      </mrow>
      <mrow>
        <munder>
          <mi>lim</mi>
          <mrow>
            <mo stretchy="false">ε</mo>
            <mo stretchy="false">→</mo>
            <mn>0</mn>
          </mrow>
        </munder>
        <mrow>
          <mfrac>
            <mrow>
              <mi>f</mi>
              <mrow>
                <mo stretchy="false">(</mo>
                <mrow>
                  <mi>A</mi>
                  <mi>,</mi>
                  <mi>B</mi>
                  <mrow>
                    <mi/>
                    <mo stretchy="false">+</mo>
                    <mi/>
                  </mrow>
                  <mo stretchy="false">ε</mo>
                  <mstyle mathvariant="bold">
                    <mrow>
                      <mn>1</mn>
                    </mrow>
                  </mstyle>
                  <mi>,</mi>
                  <mi>C</mi>
                  <mi>,</mi>
                  <mo stretchy="false">…</mo>
                </mrow>
                <mo stretchy="false">)</mo>
              </mrow>
              <mrow>
                <mi/>
                <mo stretchy="false">−</mo>
                <mi/>
              </mrow>
              <mi>f</mi>
              <mrow>
                <mo stretchy="false">(</mo>
                <mrow>
                  <mi>A</mi>
                  <mi>,</mi>
                  <mi>B</mi>
                  <mi>,</mi>
                  <mi>C</mi>
                  <mi>,</mi>
                  <mo stretchy="false">…</mo>
                </mrow>
                <mo stretchy="false">)</mo>
              </mrow>
            </mrow>
            <mrow>
              <mo stretchy="false">ε</mo>
            </mrow>
          </mfrac>
        </mrow>
      </mrow>
    </mrow>
    <annotation encoding="StarMath 5.0">partial over {partial B} f(A , B , C , dotslow) `=` lim from {%ivarepsilon rightarrow 0} {{f(A , B `+` %ivarepsilon bold 1 , C , dotslow) `-` f(A , B , C , dotslow)} over {%ivarepsilon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21:37:24.778000000</meta:creation-date>
    <meta:generator>LibreOffice/4.1.4.2$Windows_x86 LibreOffice_project/0a0440ccc0227ad9829de5f46be37cfb6edcf72</meta:generator>
  </office:meta>
</office:document-meta>
</file>